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Standard">
      <style:paragraph-properties fo:line-height="0.459cm" style:snap-to-layout-grid="false"/>
    </style:style>
    <style:style style:name="P12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Prénom_20_NOM">
      <style:text-properties fo:font-weight="normal" style:font-weight-asian="normal" style:font-weight-complex="bold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decisionprecedente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2"><text:user-field-get text:name="dossierep_personne_qual"/> <text:user-field-get text:name="dossierep_personne_prenom"/> <text:user-field-get text:name="dossierep_personne_nom"/></text:p>
            <text:p text:style-name="P12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11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3072_76789789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084_767897899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092_76789789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01_76789789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1-06-07T09:36:57">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8"><text:user-field-get text:name="dossierep_personne_qual"/>,</text:p>
      <text:p text:style-name="P8"/>
      <text:p text:style-name="P8">Dans mon courrier du <text:user-field-get style:data-style-name="N36" text:name="decisionprecedente_impressiondecision">30/12/1899</text:user-field-get>, je vous informais que Monsieur le Président du Conseil général avait décidé de <text:user-field-get text:name="decisionprecedente_decision"/>, suite à l’absence de démarches d’insertion de votre part.</text:p>
      <text:p text:style-name="P8"/>
      <text:p text:style-name="P8">Je vous indiquais également qu’à défaut de contrat d’engagement réciproque, malgré cette première sanction, votre dossier repasserait en commission et que vous vous exposeriez à une suspension totale de votre RSA.</text:p>
      <text:p text:style-name="P8"/>
      <text:p text:style-name="P8">A ce jour, je n’ai reçu aucun contrat vous concernant.</text:p>
      <text:p text:style-name="P8"/>
      <text:p text:style-name="P8">Par conséquent, votre situation va être soumise à l’équipe pluridisciplinaire qui se réunira le <text:user-field-get style:data-style-name="N79" text:name="commissionep_dateseance">samedi 30 décembre 1899</text:user-field-get> à <text:user-field-get text:name="commissionep_dateseance_time"/> à :</text:p>
      <text:p text:style-name="P15"/>
      <text:p text:style-name="P16"><text:user-field-get text:name="commissionep_lieuseance"/></text:p>
      <text:p text:style-name="P9"><text:user-field-get text:name="commissionep_adresseseance"/> – <text:user-field-get text:name="commissionep_codepostalseance"/> <text:user-field-get text:name="commissionep_villeseance"/></text:p>
      <text:p text:style-name="P9"/>
      <text:p text:style-name="P8">Je vous rappelle que vous pourrez être entendu par l’équipe pluridisciplinaire si vous le souhaitez et vous faire accompagner d’une personne de votre choix.</text:p>
      <text:p text:style-name="P8"/>
      <text:p text:style-name="P15">Je reste à votre entière disposition pour tout renseignement complémentaire.</text:p>
      <text:p text:style-name="P8"/>
      <text:p text:style-name="P10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7">Chef de Bureau adjointe de l’Accès </text:p>
      <text:p text:style-name="P17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28:00</meta:creation-date>
    <dc:creator>Christian Buffin</dc:creator>
    <dc:date>2011-06-07T09:36:57</dc:date>
    <meta:print-date>2011-02-09T16:22:00</meta:print-date>
    <meta:editing-cycles>10</meta:editing-cycles>
    <meta:editing-duration>PT12M28S</meta:editing-duration>
    <meta:generator>LibreOffice/3.3$Linux LibreOffice_project/330m19$Build-202</meta:generator>
    <meta:document-statistic meta:table-count="1" meta:image-count="0" meta:object-count="0" meta:page-count="1" meta:paragraph-count="24" meta:word-count="181" meta:character-count="1106"/>
    <meta:user-defined meta:name="Info 1"/>
    <meta:user-defined meta:name="Info 2"/>
    <meta:user-defined meta:name="Info 3"/>
    <meta:user-defined meta:name="Info 4"/>
  </office:meta>
</office:document-meta>
</file>